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02cm" svg:stroke-color="#008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02cm" svg:stroke-color="#80808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fo:min-height="2.63cm"/>
    </style:style>
    <style:style style:name="pr2" style:family="presentation" style:parent-style-name="Default-outline1">
      <style:graphic-properties fo:min-height="8.885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family="Batang" style:font-family-generic="roman" style:font-pitch="variable"/>
    </style:style>
    <style:style style:name="P2" style:family="paragraph">
      <style:paragraph-properties fo:text-align="center"/>
    </style:style>
    <style:style style:name="T1" style:family="text">
      <style:text-properties fo:font-family="Batang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family="Batang" style:font-family-generic="roman" style:font-pitch="variable"/>
    </style:style>
    <style:style style:name="T3" style:family="text">
      <style:text-properties fo:font-family="Batang" style:font-family-generic="roman" style:font-pitch="variable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2" draw:text-style-name="P1" draw:layer="layout" svg:width="25.199cm" svg:height="9.135cm" svg:x="11.123cm" svg:y="3.81cm" presentation:class="outline" presentation:user-transformed="true">
          <draw:text-box>
            <text:list text:style-name="L1">
              <text:list-header>
                <text:p><text:span text:style-name="T1">Y</text:span><text:span text:style-name="T2">ou</text:span></text:p>
                <text:p><text:span text:style-name="T1">A</text:span><text:span text:style-name="T2">in't</text:span></text:p>
                <text:p><text:span text:style-name="T1">G</text:span><text:span text:style-name="T2">onna</text:span></text:p>
                <text:p><text:span text:style-name="T1">N</text:span><text:span text:style-name="T2">eed</text:span></text:p>
                <text:p><text:span text:style-name="T3"><text:s/></text:span><text:span text:style-name="T1">I</text:span><text:span text:style-name="T2">t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2" draw:text-style-name="P2" xml:id="id1" draw:id="id1" draw:layer="layout" svg:width="1.778cm" svg:height="1.778cm" svg:x="7.874cm" svg:y="2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1.778cm" svg:height="1.778cm" svg:x="9.652cm" svg:y="2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778cm" svg:height="1.778cm" svg:x="7.874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.778cm" svg:height="1.778cm" svg:x="9.652cm" svg:y="4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4.572cm" svg:height="3.048cm" svg:x="17.78cm" svg:y="1.8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4.572cm" svg:height="3.048cm" svg:x="17.78cm" svg:y="6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4.572cm" svg:height="3.048cm" svg:x="10.116cm" svg:y="10.6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.572cm" svg:height="3.048cm" svg:x="3.466cm" svg:y="10.568cm">
          <text:p/>
          <draw:enhanced-geometry svg:viewBox="0 0 21600 21600" draw:type="rectangle" draw:enhanced-path="M 0 0 L 21600 0 21600 21600 0 21600 0 0 Z N"/>
        </draw:custom-shape>
        <draw:connector draw:style-name="gr4" draw:text-style-name="P2" xml:id="id9" draw:id="id9" draw:layer="layout" svg:x1="7.874cm" svg:y1="3.429cm" svg:x2="5.752cm" svg:y2="10.568cm" draw:start-shape="id1" draw:start-glue-point="3" draw:end-shape="id2" svg:d="m7874 3429h-2122v7139" svg:viewBox="0 0 2123 7140">
          <text:p/>
        </draw:connector>
        <draw:connector draw:style-name="gr4" draw:text-style-name="P2" xml:id="id10" draw:id="id10" draw:layer="layout" svg:x1="8.763cm" svg:y1="6.096cm" svg:x2="12.402cm" svg:y2="10.668cm" draw:start-shape="id3" draw:start-glue-point="2" draw:end-shape="id4" svg:d="m8763 6096v2286h3639v2286" svg:viewBox="0 0 3640 4573">
          <text:p/>
        </draw:connector>
        <draw:connector draw:style-name="gr4" draw:text-style-name="P2" xml:id="id11" draw:id="id11" draw:layer="layout" svg:x1="11.43cm" svg:y1="5.207cm" svg:x2="17.78cm" svg:y2="7.874cm" draw:start-shape="id5" draw:start-glue-point="1" draw:end-shape="id6" svg:d="m11430 5207h3175v2667h3175" svg:viewBox="0 0 6351 2668">
          <text:p/>
        </draw:connector>
        <draw:connector draw:style-name="gr4" draw:text-style-name="P2" xml:id="id12" draw:id="id12" draw:layer="layout" svg:x1="11.43cm" svg:y1="3.429cm" svg:x2="17.78cm" svg:y2="3.41cm" draw:start-shape="id7" draw:start-glue-point="1" draw:end-shape="id8" svg:d="m11430 3429h3175v-19h3175" svg:viewBox="0 0 6351 20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3" draw:text-style-name="P2" draw:layer="layout" svg:width="4.572cm" svg:height="3.048cm" svg:x="9.606cm" svg:y="4.5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572cm" svg:height="3.048cm" svg:x="14.178cm" svg:y="4.5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572cm" svg:height="3.048cm" svg:x="9.606cm" svg:y="7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572cm" svg:height="3.048cm" svg:x="14.178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0T16:53:07.17</meta:creation-date>
    <dc:date>2015-12-02T12:23:29.10</dc:date>
    <meta:editing-duration>PT9M31S</meta:editing-duration>
    <meta:editing-cycles>5</meta:editing-cycles>
    <meta:generator>LibreOffice/4.0.4.2$Windows_x86 LibreOffice_project/9e9821abd0ffdbc09cd8c52eaa574fa09eb08f2</meta:generator>
    <meta:document-statistic meta:object-count="45"/>
  </office:meta>
</office:document-meta>
</file>